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3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3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3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Finales 2018</text:span></text:p>
      <text:p text:style-name="P1"><text:span text:style-name="T2"/></text:p>
      <text:p text:style-name="P1"><text:span text:style-name="T3">07/02</text:span></text:p>
      <text:p text:style-name="P1"><text:span text:style-name="T3">Celdrán:<text:s/></text:span><text:span text:style-name="T4">Bloques del AO. Características, función, sin circuitos.</text:span></text:p>
      <text:p text:style-name="P1"><text:span text:style-name="T4">-estructura interna del amplificador operacional(las 3 etapas solo bloques no hacen falta los circuitos, describir por que esta compuesta y para que sirven)</text:span></text:p>
      <text:p text:style-name="P1"><text:span text:style-name="T4">-caracteristicas del AO: velocidad de respuesta y ancho de banda</text:span></text:p>
      <text:p text:style-name="P1"><text:span text:style-name="T4">-analisis configuracion sumador no inversor</text:span></text:p>
      <text:p text:style-name="P1"><text:span text:style-name="T5">Olmos:<text:s/></text:span><text:span text:style-name="T6">-</text:span></text:p>
      <text:p text:style-name="P1"><text:span text:style-name="T7">Gonzalez:<text:s/></text:span><text:span text:style-name="T8">Amplificadores realimentados. Diagrama de bloques. Ganancia realimentada.</text:span></text:p>
      <text:p text:style-name="P1"><text:span text:style-name="T8">Partiendo de un amplificador de corriente a lazo abierto, realimentarlo. Dibujar circuito. Encontrar Aif, Zif y Zof.</text:span></text:p>
      <text:p text:style-name="P1"><text:span text:style-name="T8">-amplificadores realimentados, diagrama de bloques y llegar a la ganancia realimentada AF</text:span></text:p>
      <text:p text:style-name="P1"><text:span text:style-name="T8">-partiendo del amplificador de corriente a lazo abierto realimentarlo dibujar el circuito y encontrar AIf, zif zof</text:span></text:p>
      <text:p text:style-name="P1"><text:span text:style-name="T9"/></text:p>
      <text:p text:style-name="P1"><text:span text:style-name="T10">21/02</text:span></text:p>
      <text:p text:style-name="P1"><text:span text:style-name="T10">Celdrán:<text:s/></text:span><text:span text:style-name="T11">Realimentación negativa</text:span></text:p>
      <text:p text:style-name="P1"><text:span text:style-name="T12">Olmos:<text:s/></text:span><text:span text:style-name="T13">Amplificador clase AB</text:span></text:p>
      <text:p text:style-name="P1"><text:span text:style-name="T14">Gonzalez:<text:s/></text:span><text:span text:style-name="T15">Integrador diferencial (Introducción a los circuitos integradores y derivadores 1-11b)Hallar función de transferencia.</text:span></text:p>
      <text:p text:style-name="P1"><text:span text:style-name="T15">Elevador de corriente con regulador fijo (Fuentes III 6-9-5b).<text:s text:c="2"/>Calcular potencia en el transistor con la peor condición.</text:span></text:p>
      <text:p text:style-name="P1"><text:span text:style-name="T16"/></text:p>
      <text:p text:style-name="P1"><text:span text:style-name="T17">07/03</text:span></text:p>
      <text:p text:style-name="P1"><text:span text:style-name="T17">Celdrán:<text:s/></text:span><text:span text:style-name="T18">Respuesta en alta frecuencia</text:span></text:p>
      <text:p text:style-name="P1"><text:span text:style-name="T19">Olmos:<text:s/></text:span><text:span text:style-name="T20">Realimentación con transistor base común (Similar 1.13 apunte práctico lianjosho)</text:span></text:p>
      <text:p text:style-name="P1"><text:span text:style-name="T21">Gonzalez:<text:s/></text:span><text:span text:style-name="T22">Aplicar AO no inversor para elevar el nivel de una tensión.</text:span></text:p>
      <text:p text:style-name="P1"><text:span text:style-name="T22">AO en configuración restador. Ecuaciones.</text:span></text:p>
      <text:p text:style-name="P1"><text:span text:style-name="T23"/></text:p>
      <text:p text:style-name="P1"><text:span text:style-name="T24">09/05</text:span></text:p>
      <text:p text:style-name="P1"><text:span text:style-name="T24">Celdrán:<text:s/></text:span><text:span text:style-name="T25">Respuesta en alta frecuencia</text:span></text:p>
      <text:p text:style-name="P1"><text:span text:style-name="T26">Olmos:<text:s/></text:span><text:span text:style-name="T27">Amplificador de instrumentación. Calcular ganancia, amplitud de Vl, Rg para otra ganancia</text:span></text:p>
      <text:p text:style-name="P1"><text:span text:style-name="T28">Gonzalez:<text:s/></text:span><text:span text:style-name="T29">Amplificador de tensión con muestra de tensión y mezcla serie. Diagrama de bloques. Expresión de Avf, Zof y Zif.</text:span></text:p>
      <text:p text:style-name="P1"><text:span text:style-name="T29">Amplificador operacional no inversor. Dibujar circuito. Obtener Avf,<text:s/></text:span><text:span text:style-name="T30">α</text:span><text:span text:style-name="T31"><text:s/>y<text:s/></text:span><text:span text:style-name="T32">β</text:span><text:span text:style-name="T33">.</text:span></text:p>
      <text:p text:style-name="P1"><text:span text:style-name="T33"/></text:p>
      <text:p text:style-name="P2"><text:span text:style-name="T34">07/06</text:span></text:p>
      <text:p text:style-name="P2"><text:span text:style-name="T34">Celdrán:<text:s/></text:span><text:span text:style-name="T35"><text:s/>2 ejercicios. Realimentación negativa y muestra tensión mezcla paralelo</text:span></text:p>
      <text:p text:style-name="P2"><text:span text:style-name="T36">Olmos:<text:s/></text:span><text:span text:style-name="T37">Rsta en Frecuencia, 5 ejercicios. Ejercicio típico de cálculos de WH1 para RL1, Avm1, WH2 para RL2, Avm2, y valor de CE y CB para CE dominante.</text:span></text:p>
      <text:p text:style-name="P3"><text:span text:style-name="T38">Gonzalez:<text:s/></text:span><text:span text:style-name="T39">2 ejercicios. Amplificador de instrumentación con entrada puente y un problema similar al Ejercicio 4.3 (parte práctica) del apunte de Liam Josho, aunque no exactamente igual.</text:span></text:p>
      <text:p text:style-name="P3"><text:span text:style-name="T40"/></text:p>
      <text:p text:style-name="P3"><text:span text:style-name="T40"/></text:p>
      <text:p text:style-name="P3"><text:span text:style-name="T41"/></text:p>
      <text:p text:style-name="P3"><text:span text:style-name="T42">04/07</text:span></text:p>
      <text:p text:style-name="P3"><text:span text:style-name="T42">Celdrán:<text:s/></text:span><text:span text:style-name="T43">2 Ejercicios. Realimentación negativa y muestra de tensión mezcla paralelo.</text:span></text:p>
      <text:p text:style-name="P3"><text:span text:style-name="T44">Olmos:<text:s/></text:span><text:span text:style-name="T45">Respuesta en Frec. Ejercicio típico de calculo de Wh1 p/RL1, Avfm1, Wh2 p/RL2, Avfm2 ; y valor de Ce, Cb para Ce dominante.</text:span></text:p>
      <text:p text:style-name="P3"><text:span text:style-name="T46">Gonzalez:<text:s/></text:span><text:span text:style-name="T47">Amplificador de instrumentación con entrada puente. Y un ejercicio como el 4.3 de reguladores de lianjosho(Reg para alta tensión de entrada).</text:span></text:p>
      <text:p text:style-name="P3"><text:span text:style-name="T48"/></text:p>
      <text:p text:style-name="P3"><text:span text:style-name="T49">25/07</text:span></text:p>
      <text:p text:style-name="P3"><text:span text:style-name="T49">Celdrán:<text:s/></text:span><text:span text:style-name="T50">Respuesta en alta frecuencia(todo completo como esta en resumen cristian ochoa).</text:span></text:p>
      <text:p text:style-name="P3"><text:span text:style-name="T51">Olmos:<text:s/></text:span><text:span text:style-name="T52">Ejercicio de realimentación (I en paralelo), calcular Aif, Zif y Zof.(Similar a ej.1.8 lianjosho, pag.237)</text:span></text:p>
      <text:p text:style-name="P3"><text:span text:style-name="T53">Gonzalez:<text:s/></text:span><text:span text:style-name="T54">Amplificador de instrumentación. Calcular función de transferencia, Zin vista por alguna de las fuentes v1 o v2, calcular efecto de Vos , Circuito puente, y circuito puente con ajuste debido a desequilibrios de temperatura.</text:span></text:p>
      <text:p text:style-name="P3"><text:span text:style-name="T54"/></text:p>
      <text:p text:style-name="P4"><text:span text:style-name="T55">26/09</text:span></text:p>
      <text:p text:style-name="P4"><text:span text:style-name="T55">Celdrán:<text:s/></text:span><text:span text:style-name="T56">Analisis para Altas Frecuencias.</text:span></text:p>
      <text:p text:style-name="P4"><text:span text:style-name="T57">Olmos:<text:s/></text:span><text:span text:style-name="T58"><text:s/>Amplificador de instrumentacion.Daba el circuito y pedia:</text:span></text:p>
      <text:p text:style-name="P4"><text:span text:style-name="T58">1. Ganancia del circuito.</text:span></text:p>
      <text:p text:style-name="P4"><text:span text:style-name="T58">2. Tension de salida para una Vmc y una Vd.</text:span></text:p>
      <text:p text:style-name="P4"><text:span text:style-name="T58">3. Rg para una nueva tension de salida.</text:span></text:p>
      <text:p text:style-name="P5"><text:span text:style-name="T59">Gonzalez:<text:s/></text:span><text:span text:style-name="T60"><text:s/>Instrumentacion. Pedia:</text:span></text:p>
      <text:p text:style-name="P5"><text:span text:style-name="T60">1. Circuito </text:span></text:p>
      <text:p text:style-name="P5"><text:span text:style-name="T60">2. Ganancia </text:span></text:p>
      <text:p text:style-name="P5"><text:span text:style-name="T60">3. Impedancia de entrada de ambas fuentes.</text:span></text:p>
      <text:p text:style-name="P5"><text:span text:style-name="T60">4. Efecto de VOS.</text:span></text:p>
      <text:p text:style-name="P5"><text:span text:style-name="T60">5. Puente. Circuito para desequilibrio por temperatura.</text:span><text:span text:style-name="T61"/></text:p>
      <text:p text:style-name="P5"><text:span text:style-name="T61"/></text:p>
      <text:p text:style-name="P6"><text:span text:style-name="T62">21/11</text:span></text:p>
      <text:p text:style-name="P6"><text:span text:style-name="T62">Celdrán:<text:s/></text:span><text:span text:style-name="T63">Realimentacion negativa</text:span></text:p>
      <text:p text:style-name="P6"><text:span text:style-name="T64">Olmos:<text:s/></text:span><text:span text:style-name="T65"><text:s/>El ejercicio de amplificador complementario AB</text:span></text:p>
      <text:p text:style-name="P6"><text:span text:style-name="T66">Gonzalez:<text:s/></text:span><text:span text:style-name="T67"><text:s/>Amplificador instrumental con circuito puente a la entrada.</text:span></text:p>
      <text:p text:style-name="P7"><text:span text:style-name="T68"/></text:p>
      <text:p text:style-name="P8"><text:span text:style-name="T69">05/12</text:span></text:p>
      <text:p text:style-name="P8"><text:span text:style-name="T69">Celdrán:<text:s/></text:span><text:span text:style-name="T70">Respuesta en alta frecuencia</text:span></text:p>
      <text:p text:style-name="P8"><text:span text:style-name="T71">Olmos:<text:s/></text:span><text:span text:style-name="T72"><text:s/>El práctico fue diseñar un integrador con una precisión del 99%</text:span></text:p>
      <text:p text:style-name="P8"><text:span text:style-name="T73">Gonzalez:<text:s/></text:span><text:span text:style-name="T74"><text:s/>1)Amplificador de potencia clase B push pull completo </text:span></text:p>
      <text:p text:style-name="P8"><text:span text:style-name="T74">2)Te daba una configuración de un AO con un capacitor a masa y tenías que elegir entre varias opciones qué tipo de compensación era. </text:span></text:p>
      <text:p text:style-name="P8"><text:span text:style-name="T74">3)Con qué tipo de compensación se obtiene mayor estabilidad. </text:span></text:p>
      <text:p text:style-name="P8"><text:span text:style-name="T74">4)Definición de Slew Rate y unida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